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6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2.011cm" fo:margin-right="0cm" fo:text-indent="-1.693cm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" fo:font-size="18pt" fo:text-shadow="1pt 1pt" style:font-size-asian="24pt" style:font-size-complex="24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line-height="100%" fo:text-indent="0cm"/>
      <style:text-properties fo:color="#ffffff" fo:font-size="18pt" fo:text-shadow="1pt 1pt" style:font-size-asian="24pt" style:font-size-complex="24pt"/>
    </style:style>
    <style:style style:name="P10" style:family="paragraph">
      <style:paragraph-properties fo:line-height="100%"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18pt" fo:text-shadow="1pt 1pt" style:font-size-asian="24pt" style:font-size-complex="24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3pt" fo:text-shadow="none" fo:font-weight="bold" style:font-size-asian="33pt" style:font-weight-asian="bold" style:font-size-complex="33pt" style:font-weight-complex="bold"/>
    </style:style>
    <style:style style:name="T6" style:family="text">
      <style:text-properties fo:color="#000000" style:font-name="Segoe UI Semibold" fo:font-size="24pt" fo:text-shadow="none" style:font-size-asian="24pt" style:font-size-complex="24pt"/>
    </style:style>
    <style:style style:name="T7" style:family="text">
      <style:text-properties fo:color="#000000" style:font-name="Segoe UI" fo:font-size="36pt" fo:text-shadow="none" style:font-size-asian="36pt" style:font-size-complex="36pt"/>
    </style:style>
    <style:style style:name="T8" style:family="text">
      <style:text-properties fo:color="#000000" style:font-name="Segoe UI" fo:font-size="35pt" fo:text-shadow="none" fo:font-weight="bold" style:font-size-asian="35pt" style:font-weight-asian="bold" style:font-size-complex="35pt" style:font-weight-complex="bold"/>
    </style:style>
    <style:style style:name="T9" style:family="text">
      <style:text-properties fo:color="#000000" style:font-name="Segoe UI" fo:font-size="31pt" fo:text-shadow="none" fo:font-weight="bold" style:font-size-asian="31pt" style:font-weight-asian="bold" style:font-size-complex="31pt" style:font-weight-complex="bold"/>
    </style:style>
    <style:style style:name="T10" style:family="text">
      <style:text-properties fo:color="#000000" style:font-name="Segoe UI Semibold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T13" style:family="text">
      <style:text-properties fo:color="#ffffff" fo:font-size="24pt" fo:text-shadow="1pt 1pt" style:font-size-asian="24pt" style:font-size-complex="24pt"/>
    </style:style>
    <style:style style:name="T14" style:family="text">
      <style:text-properties fo:color="#ffffff" fo:font-size="18pt" fo:text-shadow="1pt 1pt" style:font-size-asian="18pt" style:font-size-complex="18pt"/>
    </style:style>
    <style:style style:name="T15" style:family="text">
      <style:text-properties fo:color="#ffffff" style:font-name="Segoe UI" fo:font-size="16pt" fo:text-shadow="1pt 1pt" style:font-size-asian="16pt" style:font-size-complex="16pt"/>
    </style:style>
    <style:style style:name="T1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92cm" svg:height="3.063cm" svg:x="1.524cm" svg:y="0.747cm">
          <draw:text-box>
            <text:p text:style-name="P1"><text:span text:style-name="T1">Hymn #861</text:span></text:p>
            <text:p text:style-name="P1"><text:span text:style-name="T2">“</text:span><text:span text:style-name="T2">Christ Be My Leader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3" draw:text-style-name="P6" draw:layer="layout" svg:width="25.4cm" svg:height="6.87cm" svg:x="1.27cm" svg:y="0.713cm">
          <draw:text-box>
            <text:p text:style-name="P4"><text:span text:style-name="T3">1. </text:span><text:span text:style-name="T4">Christ be my Leader by night as by day;</text:span></text:p>
            <text:p text:style-name="P4"><text:span text:style-name="T5">Safe through the darkness, for He is the way.</text:span></text:p>
            <text:p text:style-name="P4"><text:span text:style-name="T4">Gladly I follow, my future His care,</text:span></text:p>
            <text:p text:style-name="P5"><text:span text:style-name="T4">Darkness is daylight when Jesus is ther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9" draw:layer="layout" svg:width="25.654cm" svg:height="6.773cm" svg:x="1.27cm" svg:y="0.762cm">
          <draw:text-box>
            <text:p text:style-name="P7"><text:span text:style-name="T6">2.</text:span><text:span text:style-name="T7"> </text:span><text:span text:style-name="T8">Christ be my Teacher in age as in youth,</text:span></text:p>
            <text:p text:style-name="P7"><text:span text:style-name="T4">Drifting or doubting, for He is the truth.</text:span></text:p>
            <text:p text:style-name="P7"><text:span text:style-name="T9">Grant me to trust Him; though shifting as sand,</text:span></text:p>
            <text:p text:style-name="P8"><text:span text:style-name="T4">Doubt cannot daunt me; in Jesus I sta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5" draw:text-style-name="P12" draw:layer="layout" svg:width="25.654cm" svg:height="14.025cm" svg:x="1.016cm" svg:y="0.762cm">
          <draw:text-box>
            <text:p text:style-name="P4"><text:span text:style-name="T10">3.</text:span><text:span text:style-name="T4"> Christ be my Savior in calm as in strife;</text:span></text:p>
            <text:p text:style-name="P4"><text:span text:style-name="T4">Death cannot hold me, for He is the life.</text:span></text:p>
            <text:p text:style-name="P4"><text:span text:style-name="T11">Nor darkness nor doubting nor sin and its stain</text:span></text:p>
            <text:p text:style-name="P4"><text:span text:style-name="T12">Can touch my salvation: with Jesus I reign.</text:span></text:p>
            <text:p text:style-name="P10"><text:span text:style-name="T13"><text:line-break/></text:span><text:span text:style-name="T13"/></text:p>
            <text:p><text:span text:style-name="T14"/></text:p>
            <text:p text:style-name="P11"><text:span text:style-name="T15"><text:s text:c="7"/></text:span><text:span text:style-name="T16"><text:s text:c="3"/></text:span><text:span text:style-name="T16">© 1964, renewed 1992</text:span></text:p>
            <text:p text:style-name="P11"><text:span text:style-name="T16"><text:s text:c="8"/></text:span><text:span text:style-name="T16">Hope Publishing Co.</text:span></text:p>
            <text:p text:style-name="P11"><text:span text:style-name="T16"><text:s text:c="8"/></text:span><text:span text:style-name="T16">Used by permission:</text:span></text:p>
            <text:p text:style-name="P11"><text:span text:style-name="T16"><text:s text:c="8"/></text:span><text:span text:style-name="T16">LSB Hymn License</text:span></text:p>
            <text:p text:style-name="P11"><text:span text:style-name="T16"><text:s text:c="8"/></text:span><text:span text:style-name="T16">.NET, no. 100011038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8:29:57.593000000</meta:creation-date>
    <dc:title>1030 Wt. Intro</dc:title>
    <meta:editing-duration>PT3M45S</meta:editing-duration>
    <meta:editing-cycles>7</meta:editing-cycles>
    <meta:generator>LibreOffice/6.0.1.1$Windows_X86_64 LibreOffice_project/60bfb1526849283ce2491346ed2aa51c465abfe6</meta:generator>
    <dc:date>2018-05-28T18:37:51.823000000</dc:date>
    <meta:document-statistic meta:object-count="48"/>
  </office:meta>
</office:document-meta>
</file>